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5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number-columns-repeated="5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]+[.C12]" office:value-type="float" office:value="1861" calcext:value-type="float">
            <text:p>1861</text:p>
          </table:table-cell>
          <table:table-cell office:value-type="float" office:value="1922" calcext:value-type="float">
            <text:p>1922</text:p>
          </table:table-cell>
          <table:table-cell table:number-columns-repeated="5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]+[.C13]" office:value-type="float" office:value="1861" calcext:value-type="float">
            <text:p>1861</text:p>
          </table:table-cell>
          <table:table-cell office:value-type="float" office:value="1950" calcext:value-type="float">
            <text:p>19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861" calcext:value-type="float">
            <text:p>1861</text:p>
          </table:table-cell>
          <table:table-cell office:value-type="float" office:value="1978" calcext:value-type="float">
            <text:p>19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]+[.C15]" office:value-type="float" office:value="1861" calcext:value-type="float">
            <text:p>1861</text:p>
          </table:table-cell>
          <table:table-cell office:value-type="float" office:value="2006" calcext:value-type="float">
            <text:p>20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]+[.C16]" office:value-type="float" office:value="1861" calcext:value-type="float">
            <text:p>1861</text:p>
          </table:table-cell>
          <table:table-cell office:value-type="float" office:value="2034" calcext:value-type="float">
            <text:p>20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]+[.C17]" office:value-type="float" office:value="1861" calcext:value-type="float">
            <text:p>1861</text:p>
          </table:table-cell>
          <table:table-cell office:value-type="float" office:value="2062" calcext:value-type="float">
            <text:p>20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]+[.C18]" office:value-type="float" office:value="1861" calcext:value-type="float">
            <text:p>1861</text:p>
          </table:table-cell>
          <table:table-cell office:value-type="float" office:value="2090" calcext:value-type="float">
            <text:p>20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861" calcext:value-type="float">
            <text:p>1861</text:p>
          </table:table-cell>
          <table:table-cell office:value-type="float" office:value="2118" calcext:value-type="float">
            <text:p>2118</text:p>
          </table:table-cell>
          <table:table-cell table:number-columns-repeated="5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861" calcext:value-type="float">
            <text:p>1861</text:p>
          </table:table-cell>
          <table:table-cell office:value-type="float" office:value="2146" calcext:value-type="float">
            <text:p>21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0]+[.C21]" office:value-type="float" office:value="1861" calcext:value-type="float">
            <text:p>1861</text:p>
          </table:table-cell>
          <table:table-cell office:value-type="float" office:value="2174" calcext:value-type="float">
            <text:p>21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1861" calcext:value-type="float">
            <text:p>1861</text:p>
          </table:table-cell>
          <table:table-cell office:value-type="float" office:value="2202" calcext:value-type="float">
            <text:p>22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1861" calcext:value-type="float">
            <text:p>1861</text:p>
          </table:table-cell>
          <table:table-cell office:value-type="float" office:value="2230" calcext:value-type="float">
            <text:p>22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3]+[.C24]" office:value-type="float" office:value="1861" calcext:value-type="float">
            <text:p>1861</text:p>
          </table:table-cell>
          <table:table-cell office:value-type="float" office:value="2258" calcext:value-type="float">
            <text:p>22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4]+[.C25]" office:value-type="float" office:value="1861" calcext:value-type="float">
            <text:p>1861</text:p>
          </table:table-cell>
          <table:table-cell office:value-type="float" office:value="2286" calcext:value-type="float">
            <text:p>22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5]+[.C26]" office:value-type="float" office:value="1861" calcext:value-type="float">
            <text:p>1861</text:p>
          </table:table-cell>
          <table:table-cell office:value-type="float" office:value="2314" calcext:value-type="float">
            <text:p>2314</text:p>
          </table:table-cell>
          <table:table-cell table:number-columns-repeated="5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6]+[.C27]" office:value-type="float" office:value="1861" calcext:value-type="float">
            <text:p>1861</text:p>
          </table:table-cell>
          <table:table-cell office:value-type="float" office:value="2342" calcext:value-type="float">
            <text:p>23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7]+[.C28]" office:value-type="float" office:value="1861" calcext:value-type="float">
            <text:p>1861</text:p>
          </table:table-cell>
          <table:table-cell office:value-type="float" office:value="2370" calcext:value-type="float">
            <text:p>23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8]+[.C29]" office:value-type="float" office:value="1861" calcext:value-type="float">
            <text:p>1861</text:p>
          </table:table-cell>
          <table:table-cell office:value-type="float" office:value="2398" calcext:value-type="float">
            <text:p>23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1861" calcext:value-type="float">
            <text:p>1861</text:p>
          </table:table-cell>
          <table:table-cell office:value-type="float" office:value="2426" calcext:value-type="float">
            <text:p>24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1861" calcext:value-type="float">
            <text:p>1861</text:p>
          </table:table-cell>
          <table:table-cell office:value-type="float" office:value="2454" calcext:value-type="float">
            <text:p>24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1861" calcext:value-type="float">
            <text:p>1861</text:p>
          </table:table-cell>
          <table:table-cell office:value-type="float" office:value="2482" calcext:value-type="float">
            <text:p>24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1861" calcext:value-type="float">
            <text:p>1861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1861" calcext:value-type="float">
            <text:p>1861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1861" calcext:value-type="float">
            <text:p>1861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1861" calcext:value-type="float">
            <text:p>1861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1861" calcext:value-type="float">
            <text:p>1861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1861" calcext:value-type="float">
            <text:p>1861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1861" calcext:value-type="float">
            <text:p>1861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1861" calcext:value-type="float">
            <text:p>1861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1861" calcext:value-type="float">
            <text:p>1861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1861" calcext:value-type="float">
            <text:p>1861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1861" calcext:value-type="float">
            <text:p>1861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1861" calcext:value-type="float">
            <text:p>1861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1861" calcext:value-type="float">
            <text:p>1861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1861" calcext:value-type="float">
            <text:p>1861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1861" calcext:value-type="float">
            <text:p>1861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1861" calcext:value-type="float">
            <text:p>1861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1861" calcext:value-type="float">
            <text:p>1861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1861" calcext:value-type="float">
            <text:p>1861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1861" calcext:value-type="float">
            <text:p>1861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1861" calcext:value-type="float">
            <text:p>1861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1861" calcext:value-type="float">
            <text:p>1861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1861" calcext:value-type="float">
            <text:p>1861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1861" calcext:value-type="float">
            <text:p>1861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1861" calcext:value-type="float">
            <text:p>1861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1861" calcext:value-type="float">
            <text:p>1861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1861" calcext:value-type="float">
            <text:p>1861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1861" calcext:value-type="float">
            <text:p>1861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1861" calcext:value-type="float">
            <text:p>1861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1861" calcext:value-type="float">
            <text:p>1861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1861" calcext:value-type="float">
            <text:p>1861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1861" calcext:value-type="float">
            <text:p>1861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1861" calcext:value-type="float">
            <text:p>1861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1861" calcext:value-type="float">
            <text:p>1861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1861" calcext:value-type="float">
            <text:p>1861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1861" calcext:value-type="float">
            <text:p>1861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1861" calcext:value-type="float">
            <text:p>1861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1861" calcext:value-type="float">
            <text:p>1861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1861" calcext:value-type="float">
            <text:p>1861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1861" calcext:value-type="float">
            <text:p>1861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1861" calcext:value-type="float">
            <text:p>1861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1861" calcext:value-type="float">
            <text:p>1861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1861" calcext:value-type="float">
            <text:p>1861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1861" calcext:value-type="float">
            <text:p>1861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1861" calcext:value-type="float">
            <text:p>1861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1861" calcext:value-type="float">
            <text:p>1861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1861" calcext:value-type="float">
            <text:p>1861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1861" calcext:value-type="float">
            <text:p>1861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1861" calcext:value-type="float">
            <text:p>1861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1861" calcext:value-type="float">
            <text:p>1861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1861" calcext:value-type="float">
            <text:p>1861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1861" calcext:value-type="float">
            <text:p>1861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1861" calcext:value-type="float">
            <text:p>1861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1861" calcext:value-type="float">
            <text:p>1861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1861" calcext:value-type="float">
            <text:p>1861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1861" calcext:value-type="float">
            <text:p>1861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1861" calcext:value-type="float">
            <text:p>1861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1861" calcext:value-type="float">
            <text:p>1861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1861" calcext:value-type="float">
            <text:p>1861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1861" calcext:value-type="float">
            <text:p>1861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1861" calcext:value-type="float">
            <text:p>1861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1861" calcext:value-type="float">
            <text:p>1861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1861" calcext:value-type="float">
            <text:p>1861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1861" calcext:value-type="float">
            <text:p>1861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1861" calcext:value-type="float">
            <text:p>1861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1861" calcext:value-type="float">
            <text:p>1861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1861" calcext:value-type="float">
            <text:p>1861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1861" calcext:value-type="float">
            <text:p>1861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1861" calcext:value-type="float">
            <text:p>1861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1861" calcext:value-type="float">
            <text:p>1861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1861" calcext:value-type="float">
            <text:p>1861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1861" calcext:value-type="float">
            <text:p>1861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1861" calcext:value-type="float">
            <text:p>1861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1861" calcext:value-type="float">
            <text:p>1861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1861" calcext:value-type="float">
            <text:p>1861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1861" calcext:value-type="float">
            <text:p>1861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1861" calcext:value-type="float">
            <text:p>1861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1861" calcext:value-type="float">
            <text:p>1861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1861" calcext:value-type="float">
            <text:p>1861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1861" calcext:value-type="float">
            <text:p>1861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1861" calcext:value-type="float">
            <text:p>1861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1861" calcext:value-type="float">
            <text:p>1861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1861" calcext:value-type="float">
            <text:p>1861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1861" calcext:value-type="float">
            <text:p>1861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1861" calcext:value-type="float">
            <text:p>1861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1861" calcext:value-type="float">
            <text:p>1861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1861" calcext:value-type="float">
            <text:p>1861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1861" calcext:value-type="float">
            <text:p>1861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Should be DONE with Moroni and be able to begin on Nephi here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1861" calcext:value-type="float">
            <text:p>1861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1861" calcext:value-type="float">
            <text:p>1861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1861" calcext:value-type="float">
            <text:p>1861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1861" calcext:value-type="float">
            <text:p>1861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1861" calcext:value-type="float">
            <text:p>1861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1861" calcext:value-type="float">
            <text:p>1861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1861" calcext:value-type="float">
            <text:p>1861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1861" calcext:value-type="float">
            <text:p>1861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1861" calcext:value-type="float">
            <text:p>1861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1861" calcext:value-type="float">
            <text:p>1861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1861" calcext:value-type="float">
            <text:p>1861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1861" calcext:value-type="float">
            <text:p>1861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1861" calcext:value-type="float">
            <text:p>1861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1861" calcext:value-type="float">
            <text:p>1861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1861" calcext:value-type="float">
            <text:p>1861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1861" calcext:value-type="float">
            <text:p>1861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1861" calcext:value-type="float">
            <text:p>1861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1861" calcext:value-type="float">
            <text:p>1861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1861" calcext:value-type="float">
            <text:p>1861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1861" calcext:value-type="float">
            <text:p>1861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1861" calcext:value-type="float">
            <text:p>1861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1861" calcext:value-type="float">
            <text:p>1861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1861" calcext:value-type="float">
            <text:p>1861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1861" calcext:value-type="float">
            <text:p>1861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1861" calcext:value-type="float">
            <text:p>1861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1861" calcext:value-type="float">
            <text:p>1861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1861" calcext:value-type="float">
            <text:p>1861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1861" calcext:value-type="float">
            <text:p>1861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1861" calcext:value-type="float">
            <text:p>1861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1861" calcext:value-type="float">
            <text:p>1861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1861" calcext:value-type="float">
            <text:p>1861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1861" calcext:value-type="float">
            <text:p>1861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1861" calcext:value-type="float">
            <text:p>1861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1861" calcext:value-type="float">
            <text:p>1861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1861" calcext:value-type="float">
            <text:p>1861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1861" calcext:value-type="float">
            <text:p>1861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1861" calcext:value-type="float">
            <text:p>1861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1861" calcext:value-type="float">
            <text:p>1861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1861" calcext:value-type="float">
            <text:p>1861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1861" calcext:value-type="float">
            <text:p>1861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1861" calcext:value-type="float">
            <text:p>1861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1861" calcext:value-type="float">
            <text:p>1861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1861" calcext:value-type="float">
            <text:p>1861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1861" calcext:value-type="float">
            <text:p>1861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1861" calcext:value-type="float">
            <text:p>1861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1861" calcext:value-type="float">
            <text:p>1861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1861" calcext:value-type="float">
            <text:p>1861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1861" calcext:value-type="float">
            <text:p>1861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1861" calcext:value-type="float">
            <text:p>1861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1861" calcext:value-type="float">
            <text:p>1861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1861" calcext:value-type="float">
            <text:p>1861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1861" calcext:value-type="float">
            <text:p>1861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1861" calcext:value-type="float">
            <text:p>1861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1861" calcext:value-type="float">
            <text:p>1861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1861" calcext:value-type="float">
            <text:p>1861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1861" calcext:value-type="float">
            <text:p>1861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1861" calcext:value-type="float">
            <text:p>1861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1861" calcext:value-type="float">
            <text:p>1861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1861" calcext:value-type="float">
            <text:p>1861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1861" calcext:value-type="float">
            <text:p>1861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1861" calcext:value-type="float">
            <text:p>1861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6604 TOTAL in BoM</text:p>
          </table:table-cell>
          <table:table-cell table:number-columns-repeated="5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1861" calcext:value-type="float">
            <text:p>1861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1861" calcext:value-type="float">
            <text:p>1861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1861" calcext:value-type="float">
            <text:p>1861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1861" calcext:value-type="float">
            <text:p>1861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1861" calcext:value-type="float">
            <text:p>1861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05:27:36.991052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3.2$Linux_X86_64 LibreOffice_project/40$Build-2</meta:generator>
    <dc:date>2020-07-10T06:40:32.172047279</dc:date>
    <dc:creator>Spencer Hatch</dc:creator>
    <meta:editing-duration>PT17H18M</meta:editing-duration>
    <meta:editing-cycles>23</meta:editing-cycles>
    <meta:document-statistic meta:table-count="1" meta:cell-count="793" meta:object-count="0"/>
  </office:meta>
</office:document-meta>
</file>